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0478" officeooo:paragraph-rsid="0011359f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359f" officeooo:paragraph-rsid="0011359f" style:text-blinking="false" fo:background-color="transparent" style:font-size-asian="11pt" style:font-size-complex="11pt"/>
    </style:style>
    <style:style style:name="P3" style:family="paragraph" style:parent-style-name="Standard" style:list-style-name="L10">
      <style:paragraph-properties fo:line-height="0.529cm"/>
      <style:text-properties fo:color="#000000" style:font-name="Arial" fo:font-size="11pt" officeooo:rsid="001f6404" officeooo:paragraph-rsid="0011359f" style:font-size-asian="11pt" style:font-size-complex="11pt"/>
    </style:style>
    <style:style style:name="P4" style:family="paragraph" style:parent-style-name="Standard" style:list-style-name="L14">
      <style:paragraph-properties fo:line-height="0.529cm"/>
      <style:text-properties fo:color="#000000" style:font-name="Arial" fo:font-size="11pt" officeooo:rsid="001f6404" officeooo:paragraph-rsid="0011359f" style:font-size-asian="11pt" style:font-size-complex="11pt"/>
    </style:style>
    <style:style style:name="P5" style:family="paragraph" style:parent-style-name="Standard">
      <style:paragraph-properties fo:line-height="0.529cm"/>
      <style:text-properties fo:color="#000000" style:font-name="Arial" fo:font-size="11pt" officeooo:rsid="001f6404" officeooo:paragraph-rsid="0011359f" style:font-size-asian="11pt" style:font-size-complex="11pt"/>
    </style:style>
    <style:style style:name="P6" style:family="paragraph" style:parent-style-name="Standard">
      <style:paragraph-properties fo:line-height="0.529cm"/>
      <style:text-properties fo:color="#000000" style:font-name="Arial" fo:font-size="11pt" officeooo:rsid="001d407d" officeooo:paragraph-rsid="0011359f" style:font-size-asian="11pt" style:font-size-complex="11pt"/>
    </style:style>
    <style:style style:name="P7" style:family="paragraph" style:parent-style-name="Standard" style:list-style-name="L14">
      <style:paragraph-properties fo:line-height="0.529cm"/>
      <style:text-properties fo:color="#000000" style:font-name="Arial" fo:font-size="11pt" officeooo:rsid="00370478" officeooo:paragraph-rsid="0011359f" style:font-size-asian="11pt" style:font-size-complex="11pt"/>
    </style:style>
    <style:style style:name="P8" style:family="paragraph" style:parent-style-name="Standard">
      <style:paragraph-properties fo:line-height="0.529cm"/>
      <style:text-properties fo:color="#000000" style:font-name="Arial" fo:font-size="11pt" officeooo:rsid="00370478" officeooo:paragraph-rsid="0011359f" style:font-size-asian="11pt" style:font-size-complex="11pt"/>
    </style:style>
    <style:style style:name="P9" style:family="paragraph" style:parent-style-name="Standard" style:list-style-name="L12">
      <style:paragraph-properties fo:line-height="0.529cm"/>
      <style:text-properties fo:color="#000000" style:font-name="Arial" fo:font-size="11pt" officeooo:rsid="001e645a" officeooo:paragraph-rsid="0011359f" style:font-size-asian="11pt" style:font-size-complex="11pt"/>
    </style:style>
    <style:style style:name="P10" style:family="paragraph" style:parent-style-name="Standard">
      <style:paragraph-properties fo:line-height="0.529cm"/>
      <style:text-properties fo:color="#000000" style:font-name="Arial" fo:font-size="11pt" officeooo:rsid="001e645a" officeooo:paragraph-rsid="0011359f" style:font-size-asian="11pt" style:font-size-complex="11pt"/>
    </style:style>
    <style:style style:name="P11" style:family="paragraph" style:parent-style-name="Standard" style:list-style-name="L13">
      <style:paragraph-properties fo:line-height="0.529cm"/>
      <style:text-properties fo:color="#000000" style:font-name="Arial" fo:font-size="11pt" officeooo:rsid="003ed152" officeooo:paragraph-rsid="0011359f" style:font-size-asian="11pt" style:font-size-complex="11pt"/>
    </style:style>
    <style:style style:name="P12" style:family="paragraph" style:parent-style-name="Standard">
      <style:paragraph-properties fo:line-height="0.529cm"/>
      <style:text-properties fo:color="#000000" style:font-name="Arial" fo:font-size="11pt" officeooo:rsid="003ed152" officeooo:paragraph-rsid="0011359f" style:font-size-asian="11pt" style:font-size-complex="11pt"/>
    </style:style>
    <style:style style:name="P13" style:family="paragraph" style:parent-style-name="Standard">
      <style:paragraph-properties fo:line-height="0.529cm"/>
      <style:text-properties fo:color="#000000" style:font-name="Arial" fo:font-size="11pt" officeooo:rsid="0011359f" officeooo:paragraph-rsid="0011359f" style:font-size-asian="11pt" style:font-size-complex="11pt"/>
    </style:style>
    <style:style style:name="P14" style:family="paragraph" style:parent-style-name="Standard" style:list-style-name="L9">
      <style:paragraph-properties fo:line-height="0.529cm"/>
      <style:text-properties fo:color="#000000" officeooo:paragraph-rsid="0011359f"/>
    </style:style>
    <style:style style:name="P15" style:family="paragraph" style:parent-style-name="Standard">
      <style:paragraph-properties fo:line-height="0.529cm"/>
      <style:text-properties fo:color="#000000" officeooo:rsid="001d407d" officeooo:paragraph-rsid="0011359f"/>
    </style:style>
    <style:style style:name="P16" style:family="paragraph" style:parent-style-name="Standard">
      <style:paragraph-properties fo:line-height="0.529cm"/>
      <style:text-properties fo:color="#000000" officeooo:rsid="0011359f" officeooo:paragraph-rsid="0011359f"/>
    </style:style>
    <style:style style:name="T1" style:family="text">
      <style:text-properties officeooo:rsid="0011359f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1e645a" style:font-size-asian="11pt" style:font-size-complex="11pt"/>
    </style:style>
    <style:style style:name="T4" style:family="text">
      <style:text-properties style:font-name="Arial" fo:font-size="11pt" officeooo:rsid="001cb768" style:font-size-asian="11pt" style:font-size-complex="11pt"/>
    </style:style>
    <style:style style:name="T5" style:family="text">
      <style:text-properties style:font-name="Arial" fo:font-size="11pt" officeooo:rsid="001d407d" style:font-size-asian="11pt" style:font-size-complex="11pt"/>
    </style:style>
    <style:style style:name="T6" style:family="text">
      <style:text-properties officeooo:rsid="002a05f0"/>
    </style:style>
    <style:style style:name="T7" style:family="text">
      <style:text-properties officeooo:rsid="001f6404"/>
    </style:style>
    <style:style style:name="T8" style:family="text">
      <style:text-properties officeooo:rsid="003ed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</text:p>
      <text:p text:style-name="P2"/>
      <text:p text:style-name="P2">Google scholar</text:p>
      <text:p text:style-name="P2">Cited by and citings</text:p>
      <text:p text:style-name="P2">Focus on contemporary solutions – also look at important older progressions</text:p>
      <text:p text:style-name="P2">-Solutions</text:p>
      <text:p text:style-name="P2">-Dataset</text:p>
      <text:p text:style-name="P2">-Metrics for evaluation</text:p>
      <text:p text:style-name="P1"/>
      <text:p text:style-name="P6"/>
      <text:p text:style-name="P13">Initial implementation</text:p>
      <text:p text:style-name="P13">Start with simple similarity measure – edge difference – ineffective for text, fairly good for images</text:p>
      <text:p text:style-name="P16"><text:span text:style-name="T2">Greedy algorithm – start at left and take best match – leftmost defined as whiteness towards left</text:span></text:p>
      <text:p text:style-name="P15"><text:span text:style-name="T3"/></text:p>
      <text:p text:style-name="P16"><text:span text:style-name="T3">I</text:span><text:span text:style-name="T2">nitial restrictions:</text:span></text:p>
      <text:p text:style-name="P16"><text:span text:style-name="T2">Black and whiteness</text:span></text:p>
      <text:p text:style-name="P16"><text:span text:style-name="T2">english text</text:span></text:p>
      <text:p text:style-name="P16"><text:span text:style-name="T2">same height</text:span></text:p>
      <text:p text:style-name="P16"><text:span text:style-name="T2"/></text:p>
      <text:p text:style-name="P8"/>
      <text:p text:style-name="P13">Further development</text:p>
      <text:p text:style-name="P13">Simulated annealing</text:p>
      <text:p text:style-name="P13">Hungarian algorithm - cycles</text:p>
      <text:p text:style-name="P8">-<text:span text:style-name="T1">OCR – tesseract -requires thresholding – explain full algorithm – slow – cascade </text:span></text:p>
      <text:p text:style-name="P8"/>
      <text:p text:style-name="P10"/>
      <text:p text:style-name="P10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9:15:20.641000000</meta:creation-date>
    <dc:date>2020-03-02T20:48:27.028000000</dc:date>
    <meta:editing-duration>PT1H22M29S</meta:editing-duration>
    <meta:editing-cycles>1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8" meta:word-count="79" meta:character-count="589" meta:non-whitespace-character-count="518"/>
  </office:meta>
</office:document-meta>
</file>